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17</text:p>
          </table:table-cell>
          <table:table-cell table:style-name="ce1" office:value-type="string">
            <text:p>アンパンマン・のびのびワーク２歳</text:p>
            <text:p>言葉を覚える学習の続きです。</text:p>
            <text:p>自転車・公園・信号機・道路・横断歩道・手紙・ポスト</text:p>
          </table:table-cell>
          <table:table-cell table:style-name="ce1" office:value-type="string">
            <text:p>サイト「将棋のルール」</text:p>
            <text:p>開始から終了までの流れ・駒の初期配置・先手・後手を決めて交互に１手ずつ指す・駒を取る・打つ・玉を詰ます</text:p>
          </table:table-cell>
          <table:table-cell table:style-name="ce1" office:value-type="string">
            <text:p>サイト「将棋ルール．ｃｏｍ」</text:p>
            <text:p>相手が指し終わってから自分が指し終わるまでの時間を自分の持ち時間を使ってカウントダウンしていく。</text:p>
          </table:table-cell>
          <table:table-cell table:style-name="ce1" office:value-type="string">
            <text:p>練習局面課題演習　激指１３　３級　１周目　標準　第１問</text:p>
            <text:p>０．０００５９％　－４０４７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18</text:p>
          </table:table-cell>
          <table:table-cell table:style-name="ce1" office:value-type="string">
            <text:p>アンパンマン・のびのびワーク２歳</text:p>
            <text:p>夜の挨拶の練習。朝・昼・夜はそれぞれ異なった挨拶の仕方があります。そこを覚える学習でしたー。</text:p>
            <text:p>これで、のびのびワーク２歳は無事終了！さあ、公文や学研のワークを中心に本格的な幼児のお勉強に入っていきます。各種学校で首席卒業レベルの学力を付けることを目指してひたすら勉強に打ち込んでいきます！</text:p>
          </table:table-cell>
          <table:table-cell table:style-name="ce1" office:value-type="string">
            <text:p>サイト「将棋のルール」</text:p>
            <text:p>将棋の反則行為（禁じ手）・二歩・連続王手の千日手・打ち歩詰め・行き所の無い駒・待った・王手放置</text:p>
          </table:table-cell>
          <table:table-cell table:style-name="ce1" office:value-type="string">
            <text:p>サイト「将棋ルール．ｃｏｍ」</text:p>
            <text:p>持ち時間を使い切ったら・・・・・。</text:p>
          </table:table-cell>
          <table:table-cell table:style-name="ce1" office:value-type="string">
            <text:p>練習局面課題演習　激指１４　３級　１周目　標準　第１問</text:p>
            <text:p>０．０００５９％　－４０４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519</text:p>
          </table:table-cell>
          <table:table-cell office:value-type="string">
            <text:p>公文・２歳からの平仮名</text:p>
            <text:p>いよいよ文字と数のお勉強に進んでいきます。今回は国語のオリエンテーション。色々な平仮名を読んで単語を覚えたり、運筆練習をしながら簡単な平仮名を書く練習をしていくそうです。さあ、幼児のお勉強スタート！乳児期に身に付けた力を総動員して、更に高い学力を身に付けていきましょう！</text:p>
          </table:table-cell>
          <table:table-cell office:value-type="string">
            <text:p>サイト「将棋のルール」</text:p>
            <text:p>入玉と持将棋</text:p>
          </table:table-cell>
          <table:table-cell office:value-type="string">
            <text:p>サイト「将棋ルール．ｃｏｍ」</text:p>
            <text:p>まずは切れ負けの場合。持ち時間を使い切ってしまったらその場で負けになるルール。どんなに優勢を築いていても、どんなに玉を追い詰めていても時間が０になった瞬間負けなので気を付けよう。</text:p>
          </table:table-cell>
          <table:table-cell office:value-type="string">
            <text:p>練習局面課題演習　激指定跡道場４　３級　１周目　標準　第１問</text:p>
            <text:p>０．０００５９％　－４０４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520</text:p>
          </table:table-cell>
          <table:table-cell table:style-name="ce1" office:value-type="string">
            <text:p>公文・２歳からの数字</text:p>
            <text:p>算数のお勉強では１０までの読みと５までの書きをやっていくようです。この幼児期に扱う１～１０までの概念が専門的な数学にどう発展していくのか、結構楽しみです。まずは１つ１つしっかり勉強を積み重ね、未知の領域にも足を踏み込んでいきたいと思います。</text:p>
          </table:table-cell>
          <table:table-cell table:style-name="ce1" office:value-type="string">
            <text:p>サイト「将棋のルール」</text:p>
            <text:p>駒の動ける範囲・成り</text:p>
          </table:table-cell>
          <table:table-cell table:style-name="ce1" office:value-type="string">
            <text:p>サイト「将棋ルール．ｃｏｍ」</text:p>
            <text:p>秒読みのルールもある。この場合、持ち時間が無くなった場合、指定の秒数内に指せば時間切れにならない。</text:p>
          </table:table-cell>
          <table:table-cell table:style-name="ce1" office:value-type="string">
            <text:p>練習局面課題演習　激指１５　３級　１周目　標準　第１問</text:p>
            <text:p>０．０００５９％　－４０４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521</text:p>
          </table:table-cell>
          <table:table-cell table:style-name="ce1" office:value-type="string">
            <text:p>公文・２歳からの平仮名</text:p>
            <text:p>さて、最初は絵とその名前の平仮名言葉を対応させる課題。語彙の習得です。</text:p>
            <text:p>犬・猫・熊・猿・鹿</text:p>
          </table:table-cell>
          <table:table-cell table:style-name="ce1" office:value-type="string">
            <text:p>サイト「将棋のルール」</text:p>
            <text:p>駒の動かし方</text:p>
          </table:table-cell>
          <table:table-cell table:style-name="ce1" office:value-type="string">
            <text:p>サイト「将棋ルール．ｃｏｍ」</text:p>
            <text:p>例えば秒読み１０秒だった場合、持ち時間が切れた後は１手１０秒以内に着手しなければならない。前の手を５秒で着手しても次の手も１０秒以内で指さなければならないルール。</text:p>
          </table:table-cell>
          <table:table-cell table:style-name="ce1" office:value-type="string">
            <text:p>練習局面課題演習　激指定跡道場４　指導対局　７級　１周目　竹俣紅　第１問</text:p>
            <text:p>０．０００５９％　－４０４６　５７級　たまご</text:p>
            <text:p>絶対レートアップ！</text:p>
            <text:p>遅くなりましたが将棋の持ち時間の制度について簡単に触れることが出来ましたね。講義も演習もどんどん進めて早く一人前の将棋指になっていきたいものです。</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522</text:p>
          </table:table-cell>
          <table:table-cell table:style-name="ce1" office:value-type="string">
            <text:p>公文・２歳からの数字</text:p>
            <text:p>まずは１～１０の読みの練習。こんな数にはこんな数字でこう読むんだよという表が載せてありました。とりあえず１～１０までの概念はおぼろげながら掴めましたね。さて、どうなるか。</text:p>
          </table:table-cell>
          <table:table-cell table:style-name="ce1" office:value-type="string">
            <text:p>サイト「将棋ルール．ｃｏｍ」</text:p>
            <text:p>イントロダクション</text:p>
          </table:table-cell>
          <table:table-cell table:style-name="ce1" office:value-type="string">
            <text:p>サイト「将棋ルール．ｃｏｍ」</text:p>
            <text:p>さて、ここからは禁じ手以前のダメな駒の扱い方・動かし方について学習していきます。ルール事項の基本の「き」とのことなので、しっかり学んでいきましょう。</text:p>
          </table:table-cell>
          <table:table-cell table:style-name="ce1" office:value-type="string">
            <text:p>練習局面課題演習　やねうら王　Ｓ３級　１周目　第１問</text:p>
            <text:p>０．０００６０％　－４０４６　５７級　たまご</text:p>
            <text:p>達成率アップ！</text:p>
            <text:p>持ち時間の概念を学習していく過程で一通りルールを復習できました。復習についても何度も行い、盤石な実力を身に付けていきたいですね。本格的な学習に進んでいくための負荷訓練でもあります。</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523</text:p>
          </table:table-cell>
          <table:table-cell table:style-name="ce1" office:value-type="string">
            <text:p>公文・２歳からの平仮名</text:p>
            <text:p>馬・牛・豚・アヒル・ウサギ</text:p>
          </table:table-cell>
          <table:table-cell table:style-name="ce1" office:value-type="string">
            <text:p>サイト「将棋ルール．ｃｏｍ」</text:p>
            <text:p>駒の初期配置と並べ順</text:p>
          </table:table-cell>
          <table:table-cell table:style-name="ce1" office:value-type="string">
            <text:p>サイト「将棋ルール．ｃｏｍ」</text:p>
            <text:p>駒を動かす先に自分の駒がいる場合、そのマスには駒を進めることが出来ない。</text:p>
          </table:table-cell>
          <table:table-cell table:style-name="ce1" office:value-type="string">
            <text:p>練習局面課題演習　タヌキＳＤＴ５　Ｓ３級　１周目　第１問</text:p>
            <text:p>０．０００６０％　－４０４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524</text:p>
          </table:table-cell>
          <table:table-cell office:value-type="string">
            <text:p>公文・２歳からの数字</text:p>
            <text:p>数字の書き方が載っている１～５までの数の表。</text:p>
          </table:table-cell>
          <table:table-cell office:value-type="string">
            <text:p>サイト「将棋ルール．ｃｏｍ」</text:p>
            <text:p>駒の動かし方</text:p>
          </table:table-cell>
          <table:table-cell office:value-type="string">
            <text:p>サイト「将棋ルール．ｃｏｍ」</text:p>
            <text:p>例えば銀のすぐ前に歩があったとする。この場合、銀は真っ直ぐ進むことが出来なくなる。進める場所が５ヶ所から４ヶ所に減るんですね。</text:p>
          </table:table-cell>
          <table:table-cell office:value-type="string">
            <text:p>練習局面課題演習　タヌキ２０１８　Ｓ３級　１周目　第１問</text:p>
            <text:p>０．０００６０％　－４０４６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9</text:p>
          </table:table-cell>
          <table:table-cell table:style-name="ce1" office:value-type="string">
            <text:p>525</text:p>
          </table:table-cell>
          <table:table-cell table:style-name="ce1" office:value-type="string">
            <text:p>公文・２歳からの平仮名</text:p>
            <text:p>絵から文字への脱皮を図ります。絵を見てどんな動物なのかを判断する段階から、言葉を見てどんな動物かを想像する段階へ発展させる練習でした。犬とはどんな動物かな？？？猫とはどんな動物かな？という感じですね。</text:p>
          </table:table-cell>
          <table:table-cell table:style-name="ce1" office:value-type="string">
            <text:p>サイト「将棋ルール．ｃｏｍ」</text:p>
            <text:p>駒を成る</text:p>
          </table:table-cell>
          <table:table-cell table:style-name="ce1" office:value-type="string">
            <text:p>サイト「将棋ルール．ｃｏｍ」</text:p>
            <text:p>練習問題。銀が動かせる場所は？自分の駒に気を付けて考えてみよう。</text:p>
          </table:table-cell>
          <table:table-cell table:style-name="ce1" office:value-type="string">
            <text:p>練習局面課題演習　カッパ　Ｓ３級　１周目　第１問</text:p>
            <text:p>０．０００６０％　－４０４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526</text:p>
          </table:table-cell>
          <table:table-cell table:style-name="ce1" office:value-type="string">
            <text:p>公文・２歳からの数字</text:p>
            <text:p>まずは「１」という数字を読む。</text:p>
          </table:table-cell>
          <table:table-cell table:style-name="ce1" office:value-type="string">
            <text:p>サイト「将棋ルール．ｃｏｍ」</text:p>
            <text:p>駒を取る</text:p>
          </table:table-cell>
          <table:table-cell table:style-name="ce1" office:value-type="string">
            <text:p>サイト「将棋ルール．ｃｏｍ」</text:p>
            <text:p>答え合わせ。</text:p>
          </table:table-cell>
          <table:table-cell table:style-name="ce3" office:value-type="string">
            <text:p>練習局面課題演習　読み太　Ｓ３級　１周目　第１問</text:p>
            <text:p>０．０００６０％　－４０４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527</text:p>
          </table:table-cell>
          <table:table-cell table:style-name="ce3" office:value-type="string">
            <text:p>公文・２歳からの平仮名</text:p>
            <text:p>まずは形ある物の名前をどんどん覚えていこう。</text:p>
          </table:table-cell>
          <table:table-cell table:style-name="ce1" office:value-type="string">
            <text:p>サイト「将棋ルール．ｃｏｍ」</text:p>
            <text:p>駒を打つ</text:p>
          </table:table-cell>
          <table:table-cell table:style-name="ce1" office:value-type="string">
            <text:p>サイト「将棋ルール．ｃｏｍ」</text:p>
            <text:p>駒の基本的な動きを覚えたら周りの駒との兼ね合いを考えて動ける位置が瞬時に分かるようにしていきたいですね。銀の前に自分の駒があったら銀を真っ直ぐには進めないとか。こうやって少しずつ複雑な部分を考察していくことで、ステップアップしながら段階を追って無理なく上達できそうですね。</text:p>
          </table:table-cell>
          <table:table-cell table:style-name="ce1" office:value-type="string">
            <text:p>練習局面課題演習　やねうら王　３級　１周目　第１問</text:p>
            <text:p>０．０００６０％　－４０４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528</text:p>
          </table:table-cell>
          <table:table-cell table:style-name="ce1" office:value-type="string">
            <text:p>公文・２歳からの数字</text:p>
            <text:p>半具体物で「１」の個数を確認。</text:p>
          </table:table-cell>
          <table:table-cell table:style-name="ce1" office:value-type="string">
            <text:p>サイト「将棋ルール．ｃｏｍ」</text:p>
            <text:p>駒の強さ</text:p>
          </table:table-cell>
          <table:table-cell table:style-name="ce1" office:value-type="string">
            <text:p>サイト「将棋ルール．ｃｏｍ」</text:p>
            <text:p>自分の駒を追い越してはいけない。</text:p>
          </table:table-cell>
          <table:table-cell table:style-name="ce1" office:value-type="string">
            <text:p>練習局面課題演習　タヌキＳＤＴ５　３級　１周目　第１問</text:p>
            <text:p>０．０００６０％　－４０４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3</text:p>
          </table:table-cell>
          <table:table-cell table:style-name="ce1" office:value-type="string">
            <text:p>529</text:p>
          </table:table-cell>
          <table:table-cell table:style-name="ce1" office:value-type="string">
            <text:p>公文・２歳からの平仮名</text:p>
            <text:p>続いては果物の名前を覚える。</text:p>
            <text:p>イチゴ・ミカン・リンゴ・スイカ・ブドウ</text:p>
          </table:table-cell>
          <table:table-cell table:style-name="ce1" office:value-type="string">
            <text:p>サイト「将棋ルール．ｃｏｍ」</text:p>
            <text:p>駒の損得</text:p>
          </table:table-cell>
          <table:table-cell table:style-name="ce1" office:value-type="string">
            <text:p>サイト「将棋ルール．ｃｏｍ」</text:p>
            <text:p>飛車で具体例の提示。自分の駒がある手前のマスで移動範囲が止まっている。</text:p>
          </table:table-cell>
          <table:table-cell table:style-name="ce1" office:value-type="string">
            <text:p>練習局面課題演習　タヌキ２０１８　３級　１周目　第１問</text:p>
            <text:p>０．０００６０％　－４０４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530</text:p>
          </table:table-cell>
          <table:table-cell office:value-type="string">
            <text:p>公文・２歳からの数字</text:p>
            <text:p>車が１台</text:p>
          </table:table-cell>
          <table:table-cell office:value-type="string">
            <text:p>サイト「将棋ルール．ｃｏｍ」</text:p>
            <text:p>駒の位置の表し方</text:p>
          </table:table-cell>
          <table:table-cell office:value-type="string">
            <text:p>サイト「将棋ルール．ｃｏｍ」</text:p>
            <text:p>進行方向に駒がある場合、それを飛び越えて進むことは出来ないのだ。</text:p>
          </table:table-cell>
          <table:table-cell office:value-type="string">
            <text:p>練習局面課題演習　カッパ　３級　１周目　第１問</text:p>
            <text:p>０．０００６０％　－４０４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5</text:p>
          </table:table-cell>
          <table:table-cell table:style-name="ce1" office:value-type="string">
            <text:p>531</text:p>
          </table:table-cell>
          <table:table-cell table:style-name="ce1" office:value-type="string">
            <text:p>公文・２歳からの平仮名</text:p>
            <text:p>桃・梨・栗・柿・さくらんぼ</text:p>
          </table:table-cell>
          <table:table-cell table:style-name="ce1" office:value-type="string">
            <text:p>サイト「将棋ルール．ｃｏｍ」</text:p>
            <text:p>王手・詰み・必死</text:p>
          </table:table-cell>
          <table:table-cell table:style-name="ce1" office:value-type="string">
            <text:p>サイト「将棋ルール．ｃｏｍ」</text:p>
            <text:p>続いて、将棋の初期配置を見てみよう。今のままでは角が全く動けない。</text:p>
          </table:table-cell>
          <table:table-cell table:style-name="ce1" office:value-type="string">
            <text:p>練習局面課題演習　読み太　３級　１周目　第１問</text:p>
            <text:p>０．０００６１％　－４０４６　５７級　たまご</text:p>
            <text:p>達成率アップ！</text:p>
            <text:p>駒の動きの基本事項を学習している感じですね。利き筋に自分の駒があったらどうなるのか、ルールを確認しています。後々大切な理論になってくるのでしっかり勉強していきましょう。</text:p>
          </table:table-cell>
          <table:table-cell table:style-name="ce1" table:number-columns-repeated="17"/>
          <table:table-cell table:number-columns-repeated="1000"/>
        </table:table-row>
        <table:table-row table:style-name="ro3">
          <table:table-cell table:style-name="ce1"/>
          <table:table-cell table:style-name="ce1" office:value-type="string">
            <text:p>16</text:p>
          </table:table-cell>
          <table:table-cell table:style-name="ce1" office:value-type="string">
            <text:p>532</text:p>
          </table:table-cell>
          <table:table-cell office:value-type="string">
            <text:p>公文・２歳からの数字</text:p>
            <text:p>「１」と「いち」を対応させる縦の線引き練習～。</text:p>
          </table:table-cell>
          <table:table-cell office:value-type="string">
            <text:p>サイト「将棋ルール．ｃｏｍ」</text:p>
            <text:p>対局の流れ</text:p>
          </table:table-cell>
          <table:table-cell office:value-type="string">
            <text:p>サイト「将棋ルール．ｃｏｍ」</text:p>
            <text:p>初手に▲７六歩を指す人が多いのは角道を開けて最初は動けなかった窮屈な角を多く移動できるようにするためだ。</text:p>
          </table:table-cell>
          <table:table-cell office:value-type="string">
            <text:p>練習局面課題演習　激指１５　指導対局　７級　香川愛生　１周目　第１問</text:p>
            <text:p>０．０００６１％　－４０４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7</text:p>
          </table:table-cell>
          <table:table-cell table:style-name="ce1" office:value-type="string">
            <text:p>533</text:p>
          </table:table-cell>
          <table:table-cell table:style-name="ce1" office:value-type="string">
            <text:p>公文・２歳からの平仮名</text:p>
            <text:p>反復学習。果物の名前を繰り返します。</text:p>
          </table:table-cell>
          <table:table-cell table:style-name="ce1" office:value-type="string">
            <text:p>サイト「将棋ルール．ｃｏｍ」</text:p>
            <text:p>先手と後手の決め方</text:p>
          </table:table-cell>
          <table:table-cell table:style-name="ce1" office:value-type="string">
            <text:p>サイト「将棋ルール．ｃｏｍ」</text:p>
            <text:p>自分の駒の位置によって動ける範囲が変わってくる。</text:p>
          </table:table-cell>
          <table:table-cell table:style-name="ce1" office:value-type="string">
            <text:p>練習局面課題演習　新東大将棋無双１　７級　１周目　第１問</text:p>
            <text:p>０．０００６１％　－４０４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8</text:p>
          </table:table-cell>
          <table:table-cell table:style-name="ce1" office:value-type="string">
            <text:p>534</text:p>
          </table:table-cell>
          <table:table-cell table:style-name="ce1" office:value-type="string">
            <text:p>公文・２歳からの数字</text:p>
            <text:p>数字と読み方を対応させる線引き問題。運筆力を高めます。</text:p>
          </table:table-cell>
          <table:table-cell table:style-name="ce1" office:value-type="string">
            <text:p>サイト「将棋ルール．ｃｏｍ」</text:p>
            <text:p>序盤・中盤・終盤</text:p>
          </table:table-cell>
          <table:table-cell table:style-name="ce1" office:value-type="string">
            <text:p>サイト「将棋ルール．ｃｏｍ」</text:p>
            <text:p>２手先・３手先を考えながら指し進める必要がある。</text:p>
          </table:table-cell>
          <table:table-cell table:style-name="ce1" office:value-type="string">
            <text:p>練習局面課題演習　新東大将棋無双２　７級　１周目　第１問</text:p>
            <text:p>０．０００６１％　－４０４６　５７級　たまご</text:p>
          </table:table-cell>
          <table:table-cell table:style-name="ce1" table:number-columns-repeated="17"/>
          <table:table-cell table:number-columns-repeated="1000"/>
        </table:table-row>
        <table:table-row table:style-name="ro6" table:number-rows-repeated="152">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3">2022/06/13</text:date>, <text:time>22:5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5DT14H41M39S</meta:editing-duration>
    <meta:editing-cycles>170</meta:editing-cycles>
    <meta:generator>OpenOffice/4.1.6$Win32 OpenOffice.org_project/416m1$Build-9790</meta:generator>
    <dc:date>2022-06-13T22:59:12.70</dc:date>
    <meta:document-statistic meta:table-count="1" meta:cell-count="114" meta:object-count="0"/>
    <meta:user-defined meta:name="Info 1"/>
    <meta:user-defined meta:name="Info 2"/>
    <meta:user-defined meta:name="Info 3"/>
    <meta:user-defined meta:name="Info 4"/>
  </office:meta>
</office:document-meta>
</file>